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1063in" table:align="left"/>
    </style:style>
    <style:style style:name="Table1.A" style:family="table-column">
      <style:table-column-properties style:column-width="3.1063in"/>
    </style:style>
    <style:style style:name="Table1.A1" style:family="table-cell">
      <style:table-cell-properties style:vertical-align="middle" fo:padding="0.0194in" fo:border="none"/>
    </style:style>
    <style:style style:name="Table2" style:family="table">
      <style:table-properties style:width="3.1688in" table:align="left"/>
    </style:style>
    <style:style style:name="Table2.A" style:family="table-column">
      <style:table-column-properties style:column-width="3.1688in"/>
    </style:style>
    <style:style style:name="Table2.A1" style:family="table-cell">
      <style:table-cell-properties style:vertical-align="middle" fo:padding="0.0194in" fo:border="none"/>
    </style:style>
    <style:style style:name="Table3" style:family="table">
      <style:table-properties style:width="3.5194in" table:align="left"/>
    </style:style>
    <style:style style:name="Table3.A" style:family="table-column">
      <style:table-column-properties style:column-width="3.5194in"/>
    </style:style>
    <style:style style:name="Table3.A1" style:family="table-cell">
      <style:table-cell-properties style:vertical-align="middle" fo:padding="0.0194in" fo:border="none"/>
    </style:style>
    <style:style style:name="Table4" style:family="table">
      <style:table-properties style:width="4.4785in" table:align="left"/>
    </style:style>
    <style:style style:name="Table4.A" style:family="table-column">
      <style:table-column-properties style:column-width="4.4785in"/>
    </style:style>
    <style:style style:name="Table4.A1" style:family="table-cell">
      <style:table-cell-properties style:vertical-align="middle" fo:padding="0.0194in" fo:border="none"/>
    </style:style>
    <style:style style:name="Table5" style:family="table">
      <style:table-properties style:width="3.1174in" table:align="left"/>
    </style:style>
    <style:style style:name="Table5.A" style:family="table-column">
      <style:table-column-properties style:column-width="3.1174in"/>
    </style:style>
    <style:style style:name="Table5.A1" style:family="table-cell">
      <style:table-cell-properties style:vertical-align="middle" fo:padding="0.0194in" fo:border="none"/>
    </style:style>
    <style:style style:name="Table6" style:family="table">
      <style:table-properties style:width="3.0181in" table:align="left"/>
    </style:style>
    <style:style style:name="Table6.A" style:family="table-column">
      <style:table-column-properties style:column-width="3.0181in"/>
    </style:style>
    <style:style style:name="Table6.A1" style:family="table-cell">
      <style:table-cell-properties style:vertical-align="middle" fo:padding="0.0194in" fo:border="none"/>
    </style:style>
    <style:style style:name="Table7" style:family="table">
      <style:table-properties style:width="4.4653in" table:align="left"/>
    </style:style>
    <style:style style:name="Table7.A" style:family="table-column">
      <style:table-column-properties style:column-width="4.4653in"/>
    </style:style>
    <style:style style:name="Table7.A1" style:family="table-cell">
      <style:table-cell-properties style:vertical-align="middle" fo:padding="0.0194in" fo:border="none"/>
    </style:style>
    <style:style style:name="Table8" style:family="table">
      <style:table-properties style:width="5.1514in" table:align="left"/>
    </style:style>
    <style:style style:name="Table8.A" style:family="table-column">
      <style:table-column-properties style:column-width="5.1514in"/>
    </style:style>
    <style:style style:name="Table8.A1" style:family="table-cell">
      <style:table-cell-properties style:vertical-align="middle" fo:padding="0.0194in" fo:border="none"/>
    </style:style>
    <style:style style:name="Table9" style:family="table">
      <style:table-properties style:width="5.5271in" table:align="left"/>
    </style:style>
    <style:style style:name="Table9.A" style:family="table-column">
      <style:table-column-properties style:column-width="5.5271in"/>
    </style:style>
    <style:style style:name="Table9.A1" style:family="table-cell">
      <style:table-cell-properties style:vertical-align="middle" fo:padding="0.0194in" fo:border="none"/>
    </style:style>
    <style:style style:name="Table10" style:family="table">
      <style:table-properties style:width="4.6632in" table:align="left"/>
    </style:style>
    <style:style style:name="Table10.A" style:family="table-column">
      <style:table-column-properties style:column-width="4.6632in"/>
    </style:style>
    <style:style style:name="Table10.A1" style:family="table-cell">
      <style:table-cell-properties style:vertical-align="middle" fo:padding="0.0194in" fo:border="none"/>
    </style:style>
    <style:style style:name="Table11" style:family="table">
      <style:table-properties style:width="5.2604in" table:align="left"/>
    </style:style>
    <style:style style:name="Table11.A" style:family="table-column">
      <style:table-column-properties style:column-width="5.2604in"/>
    </style:style>
    <style:style style:name="Table11.A1" style:family="table-cell">
      <style:table-cell-properties style:vertical-align="middle" fo:padding="0.0194in" fo:border="none"/>
    </style:style>
    <style:style style:name="Table12" style:family="table">
      <style:table-properties style:width="2.6771in" table:align="left"/>
    </style:style>
    <style:style style:name="Table12.A" style:family="table-column">
      <style:table-column-properties style:column-width="2.6771in"/>
    </style:style>
    <style:style style:name="Table12.A1" style:family="table-cell">
      <style:table-cell-properties style:vertical-align="middle" fo:padding="0.0194in" fo:border="none"/>
    </style:style>
    <style:style style:name="Table13" style:family="table">
      <style:table-properties style:width="6.6931in" table:align="left"/>
    </style:style>
    <style:style style:name="Table13.A" style:family="table-column">
      <style:table-column-properties style:column-width="6.6931in"/>
    </style:style>
    <style:style style:name="Table13.A1" style:family="table-cell">
      <style:table-cell-properties style:vertical-align="middle" fo:padding="0.0194in" fo:border="none"/>
    </style:style>
    <style:style style:name="Table15" style:family="table">
      <style:table-properties style:width="1.5007in" table:align="left"/>
    </style:style>
    <style:style style:name="Table15.A" style:family="table-column">
      <style:table-column-properties style:column-width="1.5007in"/>
    </style:style>
    <style:style style:name="Table15.A1" style:family="table-cell">
      <style:table-cell-properties style:vertical-align="middle" fo:background-color="#f8eec7" fo:padding="0.0194in" fo:border="none">
        <style:background-image/>
      </style:table-cell-properties>
    </style:style>
    <style:style style:name="Table14" style:family="table">
      <style:table-properties style:width="5.3542in" style:rel-width="80%" table:align="left"/>
    </style:style>
    <style:style style:name="Table14.A" style:family="table-column">
      <style:table-column-properties style:column-width="0.6264in" style:rel-column-width="6130*"/>
    </style:style>
    <style:style style:name="Table14.B" style:family="table-column">
      <style:table-column-properties style:column-width="4.7278in" style:rel-column-width="46294*"/>
    </style:style>
    <style:style style:name="Table14.A1" style:family="table-cell">
      <style:table-cell-properties style:vertical-align="middle" fo:padding-left="0in" fo:padding-right="0in" fo:padding-top="0.0194in" fo:padding-bottom="0.0194in" fo:border-left="none" fo:border-right="none" fo:border-top="0.05pt solid #bcd9dd" fo:border-bottom="1.5pt solid #ff0000"/>
    </style:style>
    <style:style style:name="Table14.A2" style:family="table-cell">
      <style:table-cell-properties style:vertical-align="middle" fo:padding-left="0in" fo:padding-right="0in" fo:padding-top="0in" fo:padding-bottom="0.0194in" fo:border-left="none" fo:border-right="none" fo:border-top="none" fo:border-bottom="0.05pt solid #bcd9dd"/>
    </style:style>
    <style:style style:name="P1" style:family="paragraph" style:parent-style-name="Standard">
      <style:text-properties officeooo:rsid="001cd5fb" officeooo:paragraph-rsid="00289ad6"/>
    </style:style>
    <style:style style:name="P2" style:family="paragraph" style:parent-style-name="Standard">
      <style:text-properties officeooo:rsid="001cd5fb" officeooo:paragraph-rsid="002919cd"/>
    </style:style>
    <style:style style:name="P3" style:family="paragraph" style:parent-style-name="Standard">
      <style:text-properties officeooo:rsid="001fc139" officeooo:paragraph-rsid="001fc139"/>
    </style:style>
    <style:style style:name="P4" style:family="paragraph" style:parent-style-name="Standard">
      <style:text-properties fo:font-size="9pt" officeooo:rsid="001fc139" officeooo:paragraph-rsid="001fc139" style:font-size-asian="9pt" style:font-size-complex="9pt"/>
    </style:style>
    <style:style style:name="P5" style:family="paragraph" style:parent-style-name="Standard">
      <style:text-properties officeooo:rsid="002919cd" officeooo:paragraph-rsid="002919cd"/>
    </style:style>
    <style:style style:name="P6" style:family="paragraph" style:parent-style-name="Standard">
      <style:text-properties officeooo:paragraph-rsid="002919cd"/>
    </style:style>
    <style:style style:name="P7" style:family="paragraph" style:parent-style-name="Text_20_body">
      <style:text-properties fo:font-size="9pt" style:font-size-asian="9pt" style:font-size-complex="9pt"/>
    </style:style>
    <style:style style:name="P8" style:family="paragraph" style:parent-style-name="Text_20_body">
      <style:text-properties fo:font-size="12pt" officeooo:rsid="001fc139" officeooo:paragraph-rsid="001fc139" style:font-size-asian="10.5pt" style:font-size-complex="12pt"/>
    </style:style>
    <style:style style:name="P9" style:family="paragraph" style:parent-style-name="Text_20_body">
      <style:text-properties fo:font-size="12pt" officeooo:rsid="001fc139" officeooo:paragraph-rsid="0022030c" style:font-size-asian="10.5pt" style:font-size-complex="12pt"/>
    </style:style>
    <style:style style:name="P10" style:family="paragraph" style:parent-style-name="Text_20_body">
      <style:text-properties fo:font-size="12pt" officeooo:rsid="0026a391" officeooo:paragraph-rsid="0026a391" style:font-size-asian="10.5pt" style:font-size-complex="12pt"/>
    </style:style>
    <style:style style:name="P11" style:family="paragraph" style:parent-style-name="Text_20_body">
      <style:text-properties fo:font-size="12pt" officeooo:rsid="002919cd" officeooo:paragraph-rsid="002919cd" style:font-size-asian="10.5pt" style:font-size-complex="12pt"/>
    </style:style>
    <style:style style:name="P12" style:family="paragraph" style:parent-style-name="Table_20_Contents">
      <style:text-properties fo:font-size="9pt" style:font-size-asian="9pt" style:font-size-complex="9pt"/>
    </style:style>
    <style:style style:name="P13" style:family="paragraph" style:parent-style-name="Standard">
      <style:text-properties officeooo:rsid="00289ad6" officeooo:paragraph-rsid="00289ad6"/>
    </style:style>
    <style:style style:name="P14" style:family="paragraph" style:parent-style-name="Standard">
      <style:text-properties officeooo:rsid="002c1f8c" officeooo:paragraph-rsid="002c1f8c"/>
    </style:style>
    <style:style style:name="P15" style:family="paragraph" style:parent-style-name="Standard">
      <style:text-properties officeooo:rsid="0035583e" officeooo:paragraph-rsid="0035583e"/>
    </style:style>
    <style:style style:name="P16" style:family="paragraph" style:parent-style-name="Standard">
      <style:text-properties officeooo:rsid="00366751" officeooo:paragraph-rsid="00366751"/>
    </style:style>
    <style:style style:name="P17" style:family="paragraph" style:parent-style-name="Standard">
      <style:text-properties officeooo:rsid="0038b101" officeooo:paragraph-rsid="0038b101"/>
    </style:style>
    <style:style style:name="P18" style:family="paragraph" style:parent-style-name="Standard">
      <style:text-properties officeooo:rsid="001e6687" officeooo:paragraph-rsid="001e6687"/>
    </style:style>
    <style:style style:name="P19" style:family="paragraph" style:parent-style-name="Standard">
      <style:text-properties officeooo:rsid="003c28ce" officeooo:paragraph-rsid="003c28ce"/>
    </style:style>
    <style:style style:name="P20" style:family="paragraph" style:parent-style-name="Text_20_body">
      <style:text-properties fo:font-size="12pt" officeooo:rsid="002919cd" officeooo:paragraph-rsid="002a17ff" style:font-size-asian="10.5pt" style:font-size-complex="12pt"/>
    </style:style>
    <style:style style:name="P21" style:family="paragraph" style:parent-style-name="Text_20_body">
      <style:text-properties fo:font-size="12pt" officeooo:rsid="0023f65b" officeooo:paragraph-rsid="00386649" style:font-size-asian="10.5pt" style:font-size-complex="12pt"/>
    </style:style>
    <style:style style:name="P22" style:family="paragraph" style:parent-style-name="Text_20_body">
      <style:text-properties fo:font-size="12pt" officeooo:rsid="00386649" officeooo:paragraph-rsid="00386649" style:font-size-asian="10.5pt" style:font-size-complex="12pt"/>
    </style:style>
    <style:style style:name="P23" style:family="paragraph" style:parent-style-name="Text_20_body">
      <style:text-properties fo:font-size="12pt" officeooo:rsid="001fc139" officeooo:paragraph-rsid="003bae23" style:font-size-asian="10.5pt" style:font-size-complex="12pt"/>
    </style:style>
    <style:style style:name="P24" style:family="paragraph" style:parent-style-name="Text_20_body">
      <style:text-properties fo:font-size="12pt" officeooo:rsid="003890e5" officeooo:paragraph-rsid="003890e5" style:font-size-asian="10.5pt" style:font-size-complex="12pt"/>
    </style:style>
    <style:style style:name="P25" style:family="paragraph" style:parent-style-name="Text_20_body">
      <style:text-properties fo:font-size="12pt" officeooo:rsid="0038b101" officeooo:paragraph-rsid="0038b101" style:font-size-asian="10.5pt" style:font-size-complex="12pt"/>
    </style:style>
    <style:style style:name="P26" style:family="paragraph" style:parent-style-name="Text_20_body">
      <style:text-properties fo:font-size="12pt" officeooo:rsid="0039ddfc" officeooo:paragraph-rsid="0039ddfc" style:font-size-asian="10.5pt" style:font-size-complex="12pt"/>
    </style:style>
    <style:style style:name="P27" style:family="paragraph" style:parent-style-name="Text_20_body">
      <style:text-properties fo:font-size="12pt" officeooo:rsid="003bae23" officeooo:paragraph-rsid="003bae23" style:font-size-asian="10.5pt" style:font-size-complex="12pt"/>
    </style:style>
    <style:style style:name="P28" style:family="paragraph" style:parent-style-name="Text_20_body">
      <style:text-properties officeooo:paragraph-rsid="00356994"/>
    </style:style>
    <style:style style:name="P29" style:family="paragraph" style:parent-style-name="Text_20_body">
      <style:text-properties officeooo:paragraph-rsid="0022030c"/>
    </style:style>
    <style:style style:name="P30" style:family="paragraph" style:parent-style-name="Text_20_body">
      <style:text-properties officeooo:paragraph-rsid="003bae23"/>
    </style:style>
    <style:style style:name="P31" style:family="paragraph" style:parent-style-name="Text_20_body" style:list-style-name="L3"/>
    <style:style style:name="P32" style:family="paragraph" style:parent-style-name="Text_20_body" style:list-style-name="L4"/>
    <style:style style:name="P33" style:family="paragraph" style:parent-style-name="Text_20_body" style:list-style-name="L3">
      <style:paragraph-properties fo:margin-top="0in" fo:margin-bottom="0in" loext:contextual-spacing="false"/>
    </style:style>
    <style:style style:name="P34" style:family="paragraph" style:parent-style-name="Text_20_body" style:list-style-name="L4">
      <style:paragraph-properties fo:margin-top="0in" fo:margin-bottom="0in" loext:contextual-spacing="false"/>
    </style:style>
    <style:style style:name="P35" style:family="paragraph" style:parent-style-name="Table_20_Contents">
      <style:paragraph-properties fo:text-align="center" style:justify-single-word="false"/>
      <style:text-properties fo:font-weight="bold"/>
    </style:style>
    <style:style style:name="P36" style:family="paragraph" style:parent-style-name="Table_20_Contents">
      <style:paragraph-properties fo:text-align="center" style:justify-single-word="false"/>
    </style:style>
    <style:style style:name="P37" style:family="paragraph" style:parent-style-name="Table_20_Contents">
      <style:paragraph-properties fo:text-align="start" style:justify-single-word="false"/>
    </style:style>
    <style:style style:name="T1" style:family="text">
      <style:text-properties officeooo:rsid="001cd5fb"/>
    </style:style>
    <style:style style:name="T2" style:family="text">
      <style:text-properties officeooo:rsid="0021394e"/>
    </style:style>
    <style:style style:name="T3" style:family="text">
      <style:text-properties officeooo:rsid="00215d14"/>
    </style:style>
    <style:style style:name="T4" style:family="text">
      <style:text-properties officeooo:rsid="0023f65b"/>
    </style:style>
    <style:style style:name="T5" style:family="text">
      <style:text-properties officeooo:rsid="0025aaac"/>
    </style:style>
    <style:style style:name="T6" style:family="text">
      <style:text-properties officeooo:rsid="0026a391"/>
    </style:style>
    <style:style style:name="T7" style:family="text">
      <style:text-properties officeooo:rsid="0027b3f9"/>
    </style:style>
    <style:style style:name="T8" style:family="text">
      <style:text-properties officeooo:rsid="00289ad6"/>
    </style:style>
    <style:style style:name="T9" style:family="text">
      <style:text-properties fo:font-style="italic" style:font-style-asian="italic" style:font-style-complex="italic"/>
    </style:style>
    <style:style style:name="T10" style:family="text">
      <style:text-properties fo:font-style="normal" officeooo:rsid="002a17ff" style:font-style-asian="normal" style:font-style-complex="normal"/>
    </style:style>
    <style:style style:name="T11" style:family="text">
      <style:text-properties fo:font-style="normal" officeooo:rsid="00356994" style:font-style-asian="normal" style:font-style-complex="normal"/>
    </style:style>
    <style:style style:name="T12" style:family="text">
      <style:text-properties officeooo:rsid="002a1fd4"/>
    </style:style>
    <style:style style:name="T13" style:family="text">
      <style:text-properties officeooo:rsid="00356994"/>
    </style:style>
    <style:style style:name="T14" style:family="text">
      <style:text-properties fo:font-size="12pt" officeooo:rsid="0023f65b" style:font-size-asian="10.5pt" style:font-size-complex="12pt"/>
    </style:style>
    <style:style style:name="T15" style:family="text">
      <style:text-properties fo:font-size="12pt" officeooo:rsid="003bae23" style:font-size-asian="10.5pt" style:font-size-complex="12pt"/>
    </style:style>
    <style:style style:name="T16" style:family="text">
      <style:text-properties officeooo:rsid="00366751"/>
    </style:style>
    <style:style style:name="T17" style:family="text">
      <style:text-properties officeooo:rsid="003890e5"/>
    </style:style>
    <style:style style:name="T18" style:family="text">
      <style:text-properties officeooo:rsid="0039ddfc"/>
    </style:style>
    <style:style style:name="T19" style:family="text">
      <style:text-properties officeooo:rsid="003bae23"/>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hese articles provides details on that attacks:</text:p>
      <text:p text:style-name="P6"><text:a xlink:type="simple" xlink:href="https://nakedsecurity.sophos.com/2016/10/05/mirai-internet-of-things-malware-from-krebs-ddos-attack-goes-open-source/" text:style-name="Internet_20_link" text:visited-style-name="Visited_20_Internet_20_Link">Mirai “internet of things” malware from Krebs DDoS attack goes open source</text:a></text:p>
      <text:p text:style-name="P6"><text:a xlink:type="simple" xlink:href="http://resources.infosecinstitute.com/rise-iot-botnet-beyond-mirai-bot/#gref" text:style-name="Internet_20_link" text:visited-style-name="Visited_20_Internet_20_Link">The Rise of the IoT Botnet: Beyond the Mirai Bot</text:a></text:p>
      <text:p text:style-name="P15"/>
      <text:p text:style-name="P15"/>
      <text:p text:style-name="P13">Possible target:</text:p>
      <text:p text:style-name="P6"><text:span text:style-name="T1">DVR: </text:span><text:a xlink:type="simple" xlink:href="http://resources.infosecinstitute.com/rise-iot-botnet-beyond-mirai-bot/#gref" text:style-name="Internet_20_link" text:visited-style-name="Visited_20_Internet_20_Link">DVRs manufactured by the Chinese TVT Digital</text:a></text:p>
      <text:p text:style-name="P2">IP camera:</text:p>
      <text:p text:style-name="P1"><text:span text:style-name="T5">NAS: </text:span><text:a xlink:type="simple" xlink:href="https://nakedsecurity.sophos.com/2016/09/08/cryptomining-malware-on-nas-servers-is-one-of-them-yours/" text:style-name="Internet_20_link" text:visited-style-name="Visited_20_Internet_20_Link"><text:span text:style-name="T5">Seagate Central Device</text:span></text:a></text:p>
      <text:p text:style-name="P14">DSL Modems: </text:p>
      <text:p text:style-name="P15">Printers:</text:p>
      <text:p text:style-name="P16"><text:a xlink:type="simple" xlink:href="https://securelist.com/blog/research/78160/hajime-the-mysterious-evolving-botnet/" text:style-name="Internet_20_link" text:visited-style-name="Visited_20_Internet_20_Link">A list of vulnerable devices</text:a>: for example</text:p>
      <text:p text:style-name="P16"/>
      <text:p text:style-name="P17">Protal to check devices: shodan</text:p>
      <text:p text:style-name="P17">Web vulnerability scanner: punkcrawler (how does it work?)</text:p>
      <text:p text:style-name="P17"/>
      <text:p text:style-name="P16"/>
      <table:table table:name="Table14" table:style-name="Table14">
        <table:table-column table:style-name="Table14.A"/>
        <table:table-column table:style-name="Table14.B"/>
        <table:table-row>
          <table:table-cell table:style-name="Table14.A1" table:number-columns-spanned="2" office:value-type="string">
            <text:p text:style-name="P35">http header “Server” statistics</text:p>
          </table:table-cell>
          <table:covered-table-cell/>
        </table:table-row>
        <table:table-row>
          <table:table-cell table:style-name="Table14.A2" office:value-type="string">
            <text:p text:style-name="P36">364</text:p>
          </table:table-cell>
          <table:table-cell table:style-name="Table14.A2" office:value-type="string">
            <text:p text:style-name="P37">Server: uc-httpd 1.0.0</text:p>
          </table:table-cell>
        </table:table-row>
        <table:table-row>
          <table:table-cell table:style-name="Table14.A2" office:value-type="string">
            <text:p text:style-name="P36">43</text:p>
          </table:table-cell>
          <table:table-cell table:style-name="Table14.A2" office:value-type="string">
            <text:p text:style-name="P37">Server: WCY_WEBServer/2.0</text:p>
          </table:table-cell>
        </table:table-row>
        <table:table-row>
          <table:table-cell table:style-name="Table14.A2" office:value-type="string">
            <text:p text:style-name="P36">9</text:p>
          </table:table-cell>
          <table:table-cell table:style-name="Table14.A2" office:value-type="string">
            <text:p text:style-name="P37">Server: Boa/0.94.14rc21</text:p>
          </table:table-cell>
        </table:table-row>
        <table:table-row>
          <table:table-cell table:style-name="Table14.A2" office:value-type="string">
            <text:p text:style-name="P36">4</text:p>
          </table:table-cell>
          <table:table-cell table:style-name="Table14.A2" office:value-type="string">
            <text:p text:style-name="P37">Server: thttpd/2.25b-lxc 29dec2003</text:p>
          </table:table-cell>
        </table:table-row>
        <table:table-row>
          <table:table-cell table:style-name="Table14.A2" office:value-type="string">
            <text:p text:style-name="P36">3</text:p>
          </table:table-cell>
          <table:table-cell table:style-name="Table14.A2" office:value-type="string">
            <text:p text:style-name="P37">Server: Router Webserver</text:p>
          </table:table-cell>
        </table:table-row>
      </table:table>
      <text:p text:style-name="P16"/>
      <text:p text:style-name="P15"/>
      <text:p text:style-name="P18"><text:span text:style-name="T6">S</text:span>ource code: <text:a xlink:type="simple" xlink:href="https://github.com/jgamblin/Mirai-Source-Code/blob/master/mirai/bot/scanner.c" text:style-name="Internet_20_link" text:visited-style-name="Visited_20_Internet_20_Link">https://github.com/jgamblin/Mirai-Source-Code/blob/master/mirai/bot/scanner.c</text:a></text:p>
      <text:p text:style-name="P19">Source code Analysis: <text:a xlink:type="simple" xlink:href="http://paper.seebug.org/142/" text:style-name="Internet_20_link" text:visited-style-name="Visited_20_Internet_20_Link">http://paper.seebug.org/142/</text:a></text:p>
      <text:p text:style-name="P3">a list of IP not scanning </text:p>
      <text:p text:style-name="P4"/>
      <table:table table:name="Table1" table:style-name="Table1">
        <table:table-column table:style-name="Table1.A"/>
        <table:table-row>
          <table:table-cell table:style-name="Table1.A1" office:value-type="string">
            <text:p text:style-name="P12"><text:bookmark text:name="LC688"/>while (o1 == 127 || // 127.0.0.0/8 - Loopback</text:p>
          </table:table-cell>
        </table:table-row>
      </table:table>
      <table:table table:name="Table2" table:style-name="Table2">
        <table:table-column table:style-name="Table2.A"/>
        <table:table-row>
          <table:table-cell table:style-name="Table2.A1" office:value-type="string">
            <text:p text:style-name="P12"><text:bookmark text:name="LC689"/>(o1 == 0) || // 0.0.0.0/8 - Invalid address space</text:p>
          </table:table-cell>
        </table:table-row>
      </table:table>
      <table:table table:name="Table3" table:style-name="Table3">
        <table:table-column table:style-name="Table3.A"/>
        <table:table-row>
          <table:table-cell table:style-name="Table3.A1" office:value-type="string">
            <text:p text:style-name="P12"><text:bookmark text:name="LC690"/>(o1 == 3) || // 3.0.0.0/8 - General Electric Company</text:p>
          </table:table-cell>
        </table:table-row>
      </table:table>
      <table:table table:name="Table4" table:style-name="Table4">
        <table:table-column table:style-name="Table4.A"/>
        <table:table-row>
          <table:table-cell table:style-name="Table4.A1" office:value-type="string">
            <text:p text:style-name="P12"><text:bookmark text:name="LC691"/>(o1 == 15 || o1 == 16) || // 15.0.0.0/7 - Hewlett-Packard Company</text:p>
          </table:table-cell>
        </table:table-row>
      </table:table>
      <table:table table:name="Table5" table:style-name="Table5">
        <table:table-column table:style-name="Table5.A"/>
        <table:table-row>
          <table:table-cell table:style-name="Table5.A1" office:value-type="string">
            <text:p text:style-name="P12"><text:bookmark text:name="LC692"/>(o1 == 56) || // 56.0.0.0/8 - US Postal Service</text:p>
          </table:table-cell>
        </table:table-row>
      </table:table>
      <table:table table:name="Table6" table:style-name="Table6">
        <table:table-column table:style-name="Table6.A"/>
        <table:table-row>
          <table:table-cell table:style-name="Table6.A1" office:value-type="string">
            <text:p text:style-name="P12"><text:bookmark text:name="LC693"/>(o1 == 10) || // 10.0.0.0/8 - Internal network</text:p>
          </table:table-cell>
        </table:table-row>
      </table:table>
      <table:table table:name="Table7" table:style-name="Table7">
        <table:table-column table:style-name="Table7.A"/>
        <table:table-row>
          <table:table-cell table:style-name="Table7.A1" office:value-type="string">
            <text:p text:style-name="P12"><text:bookmark text:name="LC694"/>(o1 == 192 &amp;&amp; o2 == 168) || // 192.168.0.0/16 - Internal network</text:p>
          </table:table-cell>
        </table:table-row>
      </table:table>
      <table:table table:name="Table8" table:style-name="Table8">
        <table:table-column table:style-name="Table8.A"/>
        <table:table-row>
          <table:table-cell table:style-name="Table8.A1" office:value-type="string">
            <text:p text:style-name="P12"><text:bookmark text:name="LC695"/>(o1 == 172 &amp;&amp; o2 &gt;= 16 &amp;&amp; o2 &lt; 32) || // 172.16.0.0/14 - Internal network</text:p>
          </table:table-cell>
        </table:table-row>
      </table:table>
      <table:table table:name="Table9" table:style-name="Table9">
        <table:table-column table:style-name="Table9.A"/>
        <table:table-row>
          <table:table-cell table:style-name="Table9.A1" office:value-type="string">
            <text:p text:style-name="P12"><text:bookmark text:name="LC696"/>(o1 == 100 &amp;&amp; o2 &gt;= 64 &amp;&amp; o2 &lt; 127) || // 100.64.0.0/10 - IANA NAT reserved</text:p>
          </table:table-cell>
        </table:table-row>
      </table:table>
      <table:table table:name="Table10" table:style-name="Table10">
        <table:table-column table:style-name="Table10.A"/>
        <table:table-row>
          <table:table-cell table:style-name="Table10.A1" office:value-type="string">
            <text:p text:style-name="P12"><text:bookmark text:name="LC697"/>(o1 == 169 &amp;&amp; o2 &gt; 254) || // 169.254.0.0/16 - IANA NAT reserved</text:p>
          </table:table-cell>
        </table:table-row>
      </table:table>
      <table:table table:name="Table11" table:style-name="Table11">
        <table:table-column table:style-name="Table11.A"/>
        <table:table-row>
          <table:table-cell table:style-name="Table11.A1" office:value-type="string">
            <text:p text:style-name="P12"><text:bookmark text:name="LC698"/>(o1 == 198 &amp;&amp; o2 &gt;= 18 &amp;&amp; o2 &lt; 20) || // 198.18.0.0/15 - IANA Special use</text:p>
          </table:table-cell>
        </table:table-row>
      </table:table>
      <table:table table:name="Table12" table:style-name="Table12">
        <table:table-column table:style-name="Table12.A"/>
        <table:table-row>
          <table:table-cell table:style-name="Table12.A1" office:value-type="string">
            <text:p text:style-name="P12"><text:bookmark text:name="LC699"/>(o1 &gt;= 224) || // 224.*.*.*+ - Multicast</text:p>
          </table:table-cell>
        </table:table-row>
      </table:table>
      <table:table table:name="Table13" table:style-name="Table13">
        <table:table-column table:style-name="Table13.A"/>
        <table:table-row>
          <table:table-cell table:style-name="Table13.A1" office:value-type="string">
            <text:p text:style-name="P12"><text:bookmark text:name="LC700"/>(o1 == 6 || o1 == 7 || o1 == 11 || o1 == 21 || o1 == 22 || o1 == 26 || o1 == 28 || o1 == 29 || o1 == 30 || o1 == 33 || o1 == 55 || o1 == 214 || o1 == 215) // Department of Defense</text:p>
          </table:table-cell>
        </table:table-row>
      </table:table>
      <text:p text:style-name="P7">);</text:p>
      <text:p text:style-name="P8">The source code is specifically for telnet, on line 116-117</text:p>
      <table:table table:name="Table15" table:style-name="Table15">
        <table:table-column table:style-name="Table15.A"/>
        <table:table-row>
          <table:table-cell table:style-name="Table15.A1" office:value-type="string">
            <text:p text:style-name="P12"><text:bookmark text:name="LC116"/>// Set up TCP header</text:p>
          </table:table-cell>
        </table:table-row>
      </table:table>
      <text:p text:style-name="P7">tcph-&gt;dest = htons(23);</text:p>
      <text:p text:style-name="P27">Attack vectors:</text:p>
      <text:p text:style-name="P30"><text:bookmark text:name="2d49"/>UDP Attacks</text:p>
      <text:p text:style-name="Text_20_body"><text:bookmark text:name="e142"/><text:soft-page-break/>The bots support a few different forms of attack over the User Datagram Protocol (UDP). The source code <text:a xlink:type="simple" xlink:href="https://github.com/rosgos/Mirai-Source-Code/blob/master/mirai/bot/attack_udp.c" office:target-frame-name="_blank" xlink:show="new" text:style-name="Internet_20_link" text:visited-style-name="Visited_20_Internet_20_Link"><text:span text:style-name="Strong_20_Emphasis">attack_udp.c</text:span></text:a> implements the following attacks to be carried out by an unsuspected IoT (bot) device:</text:p>
      <text:list xml:id="list610878441156361917" text:style-name="L3">
        <text:list-item>
          <text:p text:style-name="P33"><text:bookmark text:name="41e1"/><text:a xlink:type="simple" xlink:href="http://www.phenoelit.org/irpas/gre.html" office:target-frame-name="_blank" xlink:show="new" text:style-name="Internet_20_link" text:visited-style-name="Visited_20_Internet_20_Link">Generic Routing Encapsulation</text:a> (GRE) Attack</text:p>
        </text:list-item>
        <text:list-item>
          <text:p text:style-name="P33"><text:bookmark text:name="fe6d"/>TSource Query — <text:a xlink:type="simple" xlink:href="https://www.us-cert.gov/ncas/alerts/TA14-017A" office:target-frame-name="_blank" xlink:show="new" text:style-name="Internet_20_link" text:visited-style-name="Visited_20_Internet_20_Link">Reflective Denial of Service</text:a> (bandwidth amplification)</text:p>
        </text:list-item>
        <text:list-item>
          <text:p text:style-name="P33"><text:bookmark text:name="ffbf"/>DNS Flood via Query of type A record (map hostname to IP address)</text:p>
        </text:list-item>
        <text:list-item>
          <text:p text:style-name="P31"><text:bookmark text:name="14c0"/>Flooding of random bytes via plain packets</text:p>
        </text:list-item>
      </text:list>
      <text:h text:style-name="Heading_20_4" text:outline-level="4"><text:bookmark text:name="ec0d"/>TCP Attacks</text:h>
      <text:p text:style-name="Text_20_body"><text:bookmark text:name="66ad"/>As with UDP there are several attack types supported via the Transmission Control Protocol (TCP) within <text:a xlink:type="simple" xlink:href="https://github.com/rosgos/Mirai-Source-Code/blob/master/mirai/bot/attack_tcp.c" office:target-frame-name="_blank" xlink:show="new" text:style-name="Internet_20_link" text:visited-style-name="Visited_20_Internet_20_Link"><text:span text:style-name="Strong_20_Emphasis">attack_tcp.c</text:span></text:a></text:p>
      <text:list xml:id="list5686938399861852760" text:style-name="L4">
        <text:list-item>
          <text:p text:style-name="P34"><text:bookmark text:name="70c3"/><text:a xlink:type="simple" xlink:href="https://en.wikipedia.org/wiki/SYN_flood" office:target-frame-name="_blank" xlink:show="new" text:style-name="Internet_20_link" text:visited-style-name="Visited_20_Internet_20_Link">SYN Flood</text:a></text:p>
        </text:list-item>
        <text:list-item>
          <text:p text:style-name="P34"><text:bookmark text:name="7180"/><text:a xlink:type="simple" xlink:href="https://www.staminus.net/a-ddos-attack-explained-tcp-ack/" office:target-frame-name="_blank" xlink:show="new" text:style-name="Internet_20_link" text:visited-style-name="Visited_20_Internet_20_Link">ACK Flood</text:a></text:p>
        </text:list-item>
        <text:list-item>
          <text:p text:style-name="P32"><text:bookmark text:name="4582"/><text:a xlink:type="simple" xlink:href="https://www.staminus.net/a-ddos-attack-explained-psh-flood/" office:target-frame-name="_blank" xlink:show="new" text:style-name="Internet_20_link" text:visited-style-name="Visited_20_Internet_20_Link">PSH Flood</text:a></text:p>
        </text:list-item>
      </text:list>
      <text:h text:style-name="Heading_20_4" text:outline-level="4"><text:bookmark text:name="d8b0"/>HTTP Attacks</text:h>
      <text:p text:style-name="Text_20_body"><text:bookmark text:name="977d"/>In addition to the malformed and/or UDP or TCP packet floods, Mirai bots also support DoS over HTTP within the <text:a xlink:type="simple" xlink:href="https://github.com/rosgos/Mirai-Source-Code/blob/master/mirai/bot/attack_app.c" office:target-frame-name="_blank" xlink:show="new" text:style-name="Internet_20_link" text:visited-style-name="Visited_20_Internet_20_Link"><text:span text:style-name="Strong_20_Emphasis">attack_app.c</text:span></text:a></text:p>
      <text:p text:style-name="P27"/>
      <text:p text:style-name="P23"><text:span text:style-name="T19">O</text:span>ne reason why so the DVR and IP cameras are vulnerables to attacks is that lots of people try to setup static public ip in dvr, from their phone or else where for the purpose of providing monitoring service to the office/home. For example, <text:a xlink:type="simple" xlink:href="http://www.cctvforum.com/viewtopic.php?f=12&amp;t=45230" text:style-name="Internet_20_link" text:visited-style-name="Visited_20_Internet_20_Link">this forum link</text:a> and <text:a xlink:type="simple" xlink:href="https://www.youtube.com/watch?v=Uy7Z7KL5JRA" text:style-name="Internet_20_link" text:visited-style-name="Visited_20_Internet_20_Link">this youtube link</text:a>. Therefore, people are all doing portforwading on their home router. </text:p>
      <text:p text:style-name="P8">Vulnerable port, <text:span text:style-name="T3">where respective service is given by </text:span><text:a xlink:type="simple" xlink:href="https://support.microsoft.com/en-us/help/832017/service-overview-and-network-port-requirements-for-windows" text:style-name="Internet_20_link" text:visited-style-name="Visited_20_Internet_20_Link"><text:span text:style-name="T3">this page</text:span></text:a><text:span text:style-name="T3">:</text:span></text:p>
      <text:p text:style-name="P9"><text:span text:style-name="T4">Windows Mirai: </text:span><text:a xlink:type="simple" xlink:href="http://thehackernews.com/2017/02/mirai-iot-botnet-windows.html" text:style-name="Internet_20_link" text:visited-style-name="Visited_20_Internet_20_Link">22(ssh), 23(Telnet), </text:a><text:a xlink:type="simple" xlink:href="http://thehackernews.com/2017/02/mirai-iot-botnet-windows.html" text:style-name="Internet_20_link" text:visited-style-name="Visited_20_Internet_20_Link"><text:span text:style-name="T2">135(RPC EPM for WMI service), 445(SMB), 1433(MS SQL Server), 3306(MySQL Server) and 3389(RemoteDesktopProto)</text:span></text:a></text:p>
      <text:p text:style-name="P29"><text:span text:style-name="T14">Upgraded Mirai for IoT: </text:span><text:a xlink:type="simple" xlink:href="https://isc.sans.edu/forums/diary/Port+7547+SOAP+Remote+Code+Execution+Attack+Against+DSL+Modems/21759/" text:style-name="Internet_20_link" text:visited-style-name="Visited_20_Internet_20_Link"><text:span text:style-name="T14">7547</text:span></text:a><text:span text:style-name="T14">(Simple Object Access Protocal), 23, and </text:span><text:a xlink:type="simple" xlink:href="https://isc.sans.edu/port.html?port=2323" text:style-name="Internet_20_link" text:visited-style-name="Visited_20_Internet_20_Link"><text:span text:style-name="T14">2323</text:span></text:a><text:span text:style-name="T14">(3d-nfsd), 5555, </text:span><text:a xlink:type="simple" xlink:href="https://isc.sans.org/forums/diary/UPDATED+x1+Mirai+Scanning+for+Port+6789+Looking+for+New+Victims+Now+hitting+tcp23231/21833/" text:style-name="Internet_20_link" text:visited-style-name="Visited_20_Internet_20_Link">6789/</text:a><text:a xlink:type="simple" xlink:href="https://isc.sans.org/forums/diary/UPDATED+x1+Mirai+Scanning+for+Port+6789+Looking+for+New+Victims+Now+hitting+tcp23231/21833/" text:style-name="Internet_20_link" text:visited-style-name="Visited_20_Internet_20_Link"><text:span text:style-name="T17">23231(Dahua)</text:span></text:a></text:p>
      <text:p text:style-name="P21">This page can view port visiting activities <text:span text:style-name="T6">on the internet</text:span>:</text:p>
      <text:p text:style-name="P21"><text:a xlink:type="simple" xlink:href="https://isc.sans.edu/port.html?port=2323" text:style-name="Internet_20_link" text:visited-style-name="Visited_20_Internet_20_Link">https://isc.sans.edu/port.html?port=2323</text:a></text:p>
      <text:p text:style-name="P22"><text:a xlink:type="simple" xlink:href="http://scan.netlab.360.com/#/dashboard?tsbeg=1481558400000&amp;tsend=1482163200000&amp;dstport=6789&amp;toplistname=srcip&amp;topn=30&amp;sortby=sum" text:style-name="Internet_20_link" text:visited-style-name="Visited_20_Internet_20_Link">http://scan.netlab.360.com/#/dashboard?tsbeg=1481558400000&amp;tsend=1482163200000&amp;dstport=6789&amp;toplistname=srcip&amp;topn=30&amp;sortby=sum</text:a></text:p>
      <text:p text:style-name="P24">This page have ddos monitoring data<text:span text:style-name="T18">(most are amp flood)</text:span>:</text:p>
      <text:p text:style-name="P26"><text:a xlink:type="simple" xlink:href="https://ddosmon.net/statistic" text:style-name="Internet_20_link" text:visited-style-name="Visited_20_Internet_20_Link">https://ddosmon.net/statistic</text:a></text:p>
      <text:p text:style-name="P25">This page has mirai scanner and logs for mirais’ variants</text:p>
      <text:p text:style-name="P25"><text:a xlink:type="simple" xlink:href="http://data.netlab.360.com/mirai-scanner/" text:style-name="Internet_20_link" text:visited-style-name="Visited_20_Internet_20_Link">http://data.netlab.360.com/mirai-scanner/</text:a></text:p>
      <text:p text:style-name="P10"><text:soft-page-break/>Hacking paper on NAS:</text:p>
      <text:p text:style-name="P10"><text:tab/>Simply using FTP without password needed, is vulnerable by default of some devices, <text:span text:style-name="T8">the following link is the detailed report of how it works.</text:span></text:p>
      <text:p text:style-name="P10"><text:tab/><text:a xlink:type="simple" xlink:href="https://www.sophos.com/en-us/medialibrary/PDFs/technical%20papers/Cryptomining-malware-on-NAS-servers.pdf?la=en" text:style-name="Internet_20_link" text:visited-style-name="Visited_20_Internet_20_Link">https://www.sophos.com/en-us/medialibrary/PDFs/technical%20papers/Cryptomining-malware-on-NAS-servers.pdf?la=en</text:a></text:p>
      <text:p text:style-name="P10">One reason why <text:span text:style-name="T7">Mirai is so powerful is the CNC is written in cnc, which support over 7 cpu architectures, including amd64, 386, arm arm64, ppc64&amp;ppc64le, mips&amp;mipsle, mips64&amp;mips64le, s390x, where linux based system are generally running on the later 5 candidates. </text:span></text:p>
      <text:p text:style-name="P10"/>
      <text:p text:style-name="P11"><text:span text:style-name="T19">Variants for </text:span>Mirai:</text:p>
      <text:p text:style-name="P11">The <text:a xlink:type="simple" xlink:href="https://www.incapsula.com/blog/650gbps-ddos-attack-leet-botnet.html" text:style-name="Internet_20_link" text:visited-style-name="Visited_20_Internet_20_Link">leet</text:a><text:a xlink:type="simple" xlink:href="https://www.incapsula.com/blog/650gbps-ddos-attack-leet-botnet.html" text:style-name="Internet_20_link" text:visited-style-name="Visited_20_Internet_20_Link"><text:span text:style-name="T12">(1337)</text:span></text:a><text:a xlink:type="simple" xlink:href="https://www.incapsula.com/blog/650gbps-ddos-attack-leet-botnet.html" text:style-name="Internet_20_link" text:visited-style-name="Visited_20_Internet_20_Link"> botnet</text:a> and Amnesia botnet.</text:p>
      <text:p text:style-name="P11">There is a Amnesia botnet exploits an unpatched remote code execution vulnerability that was disclosed more than one year ago. </text:p>
      <text:p text:style-name="P11"><text:span text:style-name="Emphasis"><text:span text:style-name="T9">Virtual machine evasion techniques are more commonly associated with Microsoft Windows and Google Android malware. Similar to those, Amnesia tries to detect whether it’s running in a VirtualBox, VMware or QEMU based virtual machine, and if it detects those environments it will wipe the virtualized Linux system by deleting all the files in the file system,”</text:span></text:span><text:span text:style-name="T9"> continues the analysis. </text:span><text:span text:style-name="Emphasis"><text:span text:style-name="T9">“This affects not only Linux malware analysis sandboxes but also some QEMU based Linux servers on VPS or public cloud.</text:span></text:span></text:p>
      <text:p text:style-name="P20"><text:span text:style-name="Emphasis"><text:span text:style-name="T10">There is a Brickerbot botnet aims to destroys the IoT devices/honeypots. 19K infection attempts and 333 attempts came from a Tor node. It use port 23.</text:span></text:span></text:p>
      <text:p text:style-name="P28"><text:a xlink:type="simple" xlink:href="https://securelist.com/blog/research/78160/hajime-the-mysterious-evolving-botnet/" text:style-name="Internet_20_link" text:visited-style-name="Visited_20_Internet_20_Link"><text:span text:style-name="Emphasis"><text:span text:style-name="T11">Hajime</text:span></text:span></text:a></text:p>
      <text:p text:style-name="P28"><text:span text:style-name="Emphasis"><text:span text:style-name="T11">1.TR-069 exploitation; 2.</text:span></text:span>Telnet default password attack; <text:span text:style-name="T13">3.</text:span>Arris cable modem password of the day attack. The ARRIS password of the day is a remote backdoor known since 200</text:p>
      <text:p text:style-name="P28">TR-069 allows ISPs to manage modems remotely. TCP port 7547 has been assigned to this protocol, but some devices appear to use port 5555 instead. <text:span text:style-name="T16">The kasperskylab used DHT p2p network to track to attacked devic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SG"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SG"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7T22:22:04.046223686</meta:creation-date>
    <dc:date>2017-05-04T10:45:15.690145517</dc:date>
    <meta:editing-duration>PT12H25M18S</meta:editing-duration>
    <meta:editing-cycles>7</meta:editing-cycles>
    <meta:generator>LibreOffice/5.1.6.2$Linux_X86_64 LibreOffice_project/10m0$Build-2</meta:generator>
    <meta:document-statistic meta:table-count="15" meta:image-count="0" meta:object-count="0" meta:page-count="3" meta:paragraph-count="80" meta:word-count="853" meta:character-count="5326" meta:non-whitespace-character-count="4552"/>
  </office:meta>
</office:document-meta>
</file>